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1">
      <style:paragraph-properties fo:margin-top="0in" fo:margin-bottom="0in" fo:padding="0.0193in" fo:border="0.0008in solid #d9d9e3"/>
    </style:style>
    <style:style style:name="P8" style:family="paragraph" style:parent-style-name="Text_20_body" style:list-style-name="L2">
      <style:paragraph-properties fo:margin-top="0in" fo:margin-bottom="0in" fo:padding="0.0193in" fo:border="0.0008in solid #d9d9e3"/>
    </style:style>
    <style:style style:name="P9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2" style:family="paragraph" style:parent-style-name="Heading_20_3">
      <style:paragraph-properties fo:padding="0.0193in" fo:border="0.0008in solid #d9d9e3"/>
    </style:style>
    <style:style style:name="P13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дьмая часть "Дополнительные материалы" в учебнике о разработке плагинов для WordPress может охватывать более глубокие и расширенные темы:</text:p>
      <text:h text:style-name="P12" text:outline-level="3">7. Дополнительные материалы</text:h>
      <text:h text:style-name="P13" text:outline-level="4">Мультисайт и интеграция:</text:h>
      <text:list xml:id="list6614430471461118329" text:style-name="L1">
        <text:list-item>
          <text:p text:style-name="P2"><text:span text:style-name="Strong_20_Emphasis">Работа с мультисайтами (Multisite):</text:span></text:p>
          <text:list>
            <text:list-item>
              <text:p text:style-name="P7">Обзор и практическое применение мультисайтов в WordPress.</text:p>
            </text:list-item>
            <text:list-item>
              <text:p text:style-name="P7">Разработка плагинов, учитывающих особенности мультисайтов.</text:p>
            </text:list-item>
          </text:list>
        </text:list-item>
        <text:list-item>
          <text:p text:style-name="P2"><text:span text:style-name="Strong_20_Emphasis">Интеграция с другими плагинами:</text:span></text:p>
          <text:list>
            <text:list-item>
              <text:p text:style-name="P7">Практические методы интеграции существующих плагинов для улучшения функционала.</text:p>
            </text:list-item>
            <text:list-item>
              <text:p text:style-name="P2">Примеры использования API других плагинов для совместной работы.</text:p>
            </text:list-item>
          </text:list>
        </text:list-item>
      </text:list>
      <text:h text:style-name="P13" text:outline-level="4">Улучшение пользовательского опыта:</text:h>
      <text:list xml:id="list26150837040339329" text:style-name="L2">
        <text:list-item>
          <text:p text:style-name="P3"><text:span text:style-name="Strong_20_Emphasis">Разработка адаптивного интерфейса:</text:span></text:p>
          <text:list>
            <text:list-item>
              <text:p text:style-name="P8">Создание интерфейсов, которые легко адаптируются к разным устройствам и разрешениям экрана.</text:p>
            </text:list-item>
            <text:list-item>
              <text:p text:style-name="P8">Использование современных методов для создания отзывчивых дизайнов.</text:p>
            </text:list-item>
          </text:list>
        </text:list-item>
        <text:list-item>
          <text:p text:style-name="P3"><text:span text:style-name="Strong_20_Emphasis">Оптимизация для SEO и удобства использования:</text:span></text:p>
          <text:list>
            <text:list-item>
              <text:p text:style-name="P8">Интеграция SEO-оптимизации в плагины для улучшения видимости сайта.</text:p>
            </text:list-item>
            <text:list-item>
              <text:p text:style-name="P3">Улучшение удобства использования путем добавления интуитивных и простых в использовании функций.</text:p>
            </text:list-item>
          </text:list>
        </text:list-item>
      </text:list>
      <text:h text:style-name="P13" text:outline-level="4">Монетизация плагина:</text:h>
      <text:list xml:id="list4429924465385676197" text:style-name="L3">
        <text:list-item>
          <text:p text:style-name="P4"><text:span text:style-name="Strong_20_Emphasis">Модели монетизации:</text:span></text:p>
          <text:list>
            <text:list-item>
              <text:p text:style-name="P9">Обзор различных моделей монетизации плагинов: платные, фримиум, рекламные и т.д.</text:p>
            </text:list-item>
            <text:list-item>
              <text:p text:style-name="P9">Практические советы по выбору подходящей модели монетизации для плагина.</text:p>
            </text:list-item>
          </text:list>
        </text:list-item>
        <text:list-item>
          <text:p text:style-name="P4"><text:span text:style-name="Strong_20_Emphasis">Коммерческие аспекты:</text:span></text:p>
          <text:list>
            <text:list-item>
              <text:p text:style-name="P9">Процессы поддержки платных версий плагина: обработка платежей, обновлений и поддержки клиентов.</text:p>
            </text:list-item>
            <text:list-item>
              <text:p text:style-name="P4">Лучшие практики для создания и поддержки коммерчески успешных плагинов.</text:p>
            </text:list-item>
          </text:list>
        </text:list-item>
      </text:list>
      <text:h text:style-name="P13" text:outline-level="4">Расширенные темы разработки:</text:h>
      <text:list xml:id="list8510179681834198154" text:style-name="L4">
        <text:list-item>
          <text:p text:style-name="P5"><text:span text:style-name="Strong_20_Emphasis">Использование JS-фреймворков:</text:span></text:p>
          <text:list>
            <text:list-item>
              <text:p text:style-name="P10">Интеграция современных JavaScript-фреймворков в разработку плагинов.</text:p>
            </text:list-item>
            <text:list-item>
              <text:p text:style-name="P10">Создание интерактивных элементов с помощью React, Vue, Angular и других фреймворков.</text:p>
            </text:list-item>
          </text:list>
        </text:list-item>
        <text:list-item>
          <text:p text:style-name="P5"><text:soft-page-break/><text:span text:style-name="Strong_20_Emphasis">Управление данными:</text:span></text:p>
          <text:list>
            <text:list-item>
              <text:p text:style-name="P5">Продвинутые методы работы с базой данных: миграции, резервное копирование, восстановление данных.</text:p>
            </text:list-item>
          </text:list>
        </text:list-item>
      </text:list>
      <text:h text:style-name="P13" text:outline-level="4">Проекты и практические упражнения:</text:h>
      <text:list xml:id="list4585110770355477566" text:style-name="L5">
        <text:list-item>
          <text:p text:style-name="P6"><text:span text:style-name="Strong_20_Emphasis">Проекты для расширения навыков:</text:span></text:p>
          <text:list>
            <text:list-item>
              <text:p text:style-name="P11">Задачи, позволяющие применить новые знания на практике, включая создание плагинов с использованием новых технологий и методов.</text:p>
            </text:list-item>
          </text:list>
        </text:list-item>
        <text:list-item>
          <text:p text:style-name="P6"><text:span text:style-name="Strong_20_Emphasis">Моделирование коммерческих сценариев:</text:span></text:p>
          <text:list>
            <text:list-item>
              <text:p text:style-name="P6">Упражнения, имитирующие сценарии монетизации и управления платными версиями плагина.</text:p>
            </text:list-item>
          </text:list>
        </text:list-item>
      </text:list>
      <text:p text:style-name="P1">Этот раздел поможет разработчикам углубить свои знания и навыки в различных расширенных аспектах разработки плагинов для WordPress, от монетизации до использования современных технологий и методов оптимизации пользовательского опы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3:07:41.47</dc:date>
    <meta:document-statistic meta:table-count="0" meta:image-count="0" meta:object-count="0" meta:page-count="2" meta:paragraph-count="35" meta:word-count="280" meta:character-count="2223"/>
    <dc:creator>Dima Wide</dc:creator>
    <meta:user-defined meta:name="Info 1"/>
    <meta:user-defined meta:name="Info 2"/>
    <meta:user-defined meta:name="Info 3"/>
    <meta:user-defined meta:name="Info 4"/>
  </office:meta>
</office:document-meta>
</file>